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5.805cm"/>
    </style:style>
    <style:style style:name="co10" style:family="table-column">
      <style:table-column-properties fo:break-before="auto" style:column-width="7.1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 style:data-style-name="N100">
      <style:table-cell-properties style:cell-protect="none" style:print-content="true" fo:border="0.06pt solid #000000"/>
    </style:style>
    <style:style style:name="ce8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</style:style>
    <style:style style:name="ce15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</style:style>
    <style:style style:name="ce30" style:family="table-cell" style:parent-style-name="Default">
      <style:table-cell-properties fo:background-color="#94bd5e" fo:border="0.06pt solid #000000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 office:value-type="string" calcext:value-type="string">
            <text:p>+++++</text:p>
          </table:table-cell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+++++</text:p>
          </table:table-cell>
        </table:table-row>
        <table:table-row table:style-name="ro5">
          <table:table-cell table:style-name="ce4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4" table:number-rows-repeated="10485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U_2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Solving problems with CU_1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U_2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Admin css design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Styling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1</text:p>
          </table:table-cell>
          <table:table-cell table:style-name="ce6" office:value-type="float" office:value="0.5" calcext:value-type="float">
            <text:p>0,5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4.5" calcext:value-type="float">
            <text:p>4,5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hanges on the home page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Solving problems with special character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iend profile </text:p>
          </table:table-cell>
          <table:table-cell/>
          <table:table-cell office:value-type="float" office:value="2.5" calcext:value-type="float">
            <text:p>2,5</text:p>
          </table:table-cell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3"/>
          <table:table-cell table:style-name="ce6" office:value-type="string" calcext:value-type="string">
            <text:p>Modifying the home vie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Changes on CU_05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Other user profile + add friend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2"/>
          <table:table-cell table:style-name="ce6" office:value-type="string" calcext:value-type="string">
            <text:p>Styling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2"/>
          <table:table-cell table:style-name="ce6" office:value-type="string" calcext:value-type="string">
            <text:p>Styling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0" calcext:value-type="float">
            <text:p>0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/>
          <table:table-cell table:style-name="ce30" table:formula="of:=[Dades.$D$7]-SUM([.F17:.F28])" office:value-type="float" office:value="0" calcext:value-type="float">
            <text:p>0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 office:value-type="string" calcext:value-type="string">
            <text:p>Entrevista prácticas Juan</text:p>
          </table:table-cell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.5" calcext:value-type="float">
            <text:p>0,5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We've added some new attributes to the tables in order to improve the application.</text:p>
            <text:p/>
            <text:p>On the warningUsersClass.php the function updateRead() needs quotation marks on the prepared statement in all the column names, and it's the first time happening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We've found various problems in old CU</text:p>
          </table:table-cell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7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7">
          <table:table-cell table:number-columns-repeated="16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Solving old problems</text:p>
          </table:table-cell>
          <table:table-cell table:style-name="ce6" office:value-type="float" office:value="2.5" calcext:value-type="float">
            <text:p>2,5</text:p>
          </table:table-cell>
          <table:table-cell table:style-name="ce6" table:number-columns-repeated="13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.5" calcext:value-type="float">
            <text:p>2,5</text:p>
          </table:table-cell>
          <table:table-cell table:style-name="ce6" table:number-columns-repeated="13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2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0" calcext:value-type="float">
            <text:p>0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3:54:13.1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8T13:55:52.633000000</dc:date>
    <meta:print-date>2010-02-11T11:19:55</meta:print-date>
    <meta:generator>LibreOffice/4.2.5.2$Windows_x86 LibreOffice_project/61cb170a04bb1f12e77c884eab9192be736ec5f5</meta:generator>
    <meta:editing-duration>PT15H46M22S</meta:editing-duration>
    <meta:editing-cycles>67</meta:editing-cycles>
    <meta:document-statistic meta:table-count="5" meta:cell-count="543" meta:object-count="0"/>
  </office:meta>
</office:document-meta>
</file>